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707f6" officeooo:paragraph-rsid="00189866"/>
    </style:style>
    <style:style style:name="P2" style:family="paragraph" style:parent-style-name="Text_20_body">
      <style:text-properties style:text-underline-style="none" officeooo:rsid="001de494" officeooo:paragraph-rsid="002461d1"/>
    </style:style>
    <style:style style:name="P3" style:family="paragraph" style:parent-style-name="Heading_20_1">
      <style:text-properties style:text-underline-style="solid" style:text-underline-width="auto" style:text-underline-color="font-color" officeooo:rsid="00272359" officeooo:paragraph-rsid="00272359"/>
    </style:style>
    <style:style style:name="P4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707f6" officeooo:paragraph-rsid="001de494"/>
    </style:style>
    <style:style style:name="P5" style:family="paragraph" style:parent-style-name="Heading_20_2"/>
    <style:style style:name="P6" style:family="paragraph" style:parent-style-name="Text_20_body">
      <style:text-properties officeooo:rsid="001707f6" officeooo:paragraph-rsid="00272359"/>
    </style:style>
    <style:style style:name="T1" style:family="text">
      <style:text-properties officeooo:rsid="00172ce8"/>
    </style:style>
    <style:style style:name="T2" style:family="text">
      <style:text-properties officeooo:rsid="001707f6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72ce8"/>
    </style:style>
    <style:style style:name="T5" style:family="text">
      <style:text-properties style:text-underline-style="none" officeooo:rsid="00189866"/>
    </style:style>
    <style:style style:name="T6" style:family="text">
      <style:text-properties style:text-underline-style="none" officeooo:rsid="001d28f4"/>
    </style:style>
    <style:style style:name="T7" style:family="text">
      <style:text-properties style:text-underline-style="none" officeooo:rsid="00272359"/>
    </style:style>
    <style:style style:name="T8" style:family="text">
      <style:text-properties officeooo:rsid="001de494"/>
    </style:style>
    <style:style style:name="T9" style:family="text">
      <style:text-properties officeooo:rsid="001f3172"/>
    </style:style>
    <style:style style:name="T10" style:family="text">
      <style:text-properties officeooo:rsid="001fcbdf"/>
    </style:style>
    <style:style style:name="T11" style:family="text">
      <style:text-properties officeooo:rsid="001fce5b"/>
    </style:style>
    <style:style style:name="T12" style:family="text">
      <style:text-properties officeooo:rsid="0022a420"/>
    </style:style>
    <style:style style:name="T13" style:family="text">
      <style:text-properties officeooo:rsid="0022e2de"/>
    </style:style>
    <style:style style:name="T14" style:family="text">
      <style:text-properties officeooo:rsid="002461d1"/>
    </style:style>
    <style:style style:name="T15" style:family="text">
      <style:text-properties officeooo:rsid="00267a53"/>
    </style:style>
    <style:style style:name="T16" style:family="text">
      <style:text-properties officeooo:rsid="00285c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ercero: Supersumadora</text:h>
      <text:p text:style-name="P6"><text:span text:style-name="T3">Inicio<text:line-break/><text:tab/></text:span><text:span text:style-name="T4">Mostrar mensaje “Introduce cuántos números quieres sumar”<text:line-break/><text:tab/>Pedir cantidadNumeros<text:line-break/></text:span><text:span text:style-name="T7"><text:tab/>contador=0<text:line-break/><text:tab/>totalSuma=0</text:span><text:span text:style-name="T4"><text:line-break/><text:tab/>Repetir<text:line-break/><text:tab/><text:tab/></text:span><text:span text:style-name="T5">Mostrar mensaje “Introduce el numero a sumar”<text:line-break/><text:tab/><text:tab/>Pedir numero<text:line-break/><text:tab/><text:tab/>totalSuma=totalSuma+numero<text:line-break/><text:tab/><text:tab/>contador=contador+</text:span><text:span text:style-name="T6">1</text:span><text:span text:style-name="T5"><text:line-break/><text:tab/>Hasta contador=cantidadNumeros<text:line-break/><text:tab/></text:span><text:span text:style-name="T7">Mostrar mensaje “El total de la suma es ‘totalSuma’”.</text:span><text:span text:style-name="T3"><text:line-break/>Fin</text:span></text:p>
      <text:p text:style-name="P1"><text:line-break/></text:p>
      <text:h text:style-name="P4" text:outline-level="1"><text:span text:style-name="T8">Octavo</text:span>: <text:span text:style-name="T8">Media2</text:span></text:h>
      <text:p text:style-name="P2">Inicio<text:line-break/><text:tab/>Mostrar mensaje “Voy a calcular <text:span text:style-name="T14">la </text:span>media aritmética <text:span text:style-name="T14">de tantos números</text:span> como <text:span text:style-name="T14">introduzcas</text:span>. <text:line-break/><text:tab/>Introduce 0 para acabar el programa”.<text:line-break/><text:tab/><text:span text:style-name="T12">contador</text:span><text:span text:style-name="T13">Numeros</text:span><text:span text:style-name="T12"> = 0<text:line-break/><text:tab/>suma</text:span><text:span text:style-name="T13">Numeros</text:span><text:span text:style-name="T12"> = 0</text:span><text:line-break/><text:tab/>Repetir<text:line-break/><text:tab/><text:tab/><text:span text:style-name="T9">Mostrar mensaje “Introduce un </text:span><text:span text:style-name="T14">numero </text:span><text:span text:style-name="T9">(0 para acabar)”<text:line-break/><text:tab/><text:tab/>Pedir </text:span><text:span text:style-name="T14">numero</text:span><text:span text:style-name="T9"><text:line-break/><text:tab/><text:tab/></text:span><text:span text:style-name="T14">sumaNumeros</text:span><text:span text:style-name="T9">=</text:span><text:span text:style-name="T14">sumaNumeros</text:span><text:span text:style-name="T9">+</text:span><text:span text:style-name="T14">numero</text:span><text:span text:style-name="T11"><text:tab/><text:tab/><text:tab/></text:span><text:span text:style-name="T10"><text:line-break/><text:tab/><text:tab/></text:span><text:span text:style-name="T9">contador</text:span><text:span text:style-name="T14">Numeros</text:span><text:span text:style-name="T9">=contadorN</text:span><text:span text:style-name="T14">umeros</text:span><text:span text:style-name="T9">+1</text:span><text:line-break/><text:tab/>Hasta <text:span text:style-name="T16">numero</text:span>=0<text:line-break/><text:tab/><text:span text:style-name="T11">Mostrar mensaje “El recuento de notas ha acabado”<text:line-break/><text:tab/></text:span><text:span text:style-name="T14">contadorN</text:span><text:span text:style-name="T16">umeros</text:span><text:span text:style-name="T14">=contadorN</text:span><text:span text:style-name="T16">umeros</text:span><text:span text:style-name="T14">-1</text:span><text:span text:style-name="T11"><text:line-break/><text:tab/></text:span><text:span text:style-name="T9">media=sumaN</text:span><text:span text:style-name="T16">umeros</text:span><text:span text:style-name="T9">/contadorN</text:span><text:span text:style-name="T16">umeros</text:span><text:span text:style-name="T9"><text:line-break/><text:tab/>Mostrar </text:span><text:span text:style-name="T10">mensaje “Has introducido ‘contadorN</text:span><text:span text:style-name="T16">umeros</text:span><text:span text:style-name="T10">’ </text:span><text:span text:style-name="T15">numeros</text:span><text:span text:style-name="T10"> y </text:span><text:span text:style-name="T15">la</text:span><text:span text:style-name="T10"> media es ‘media’”</text:span><text:line-break/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72c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ema 1: Desarrollo de Software.<text:tab/> <text:s text:c="6"/>Boletín 1: Pseudocódigo I<text:span text:style-name="MT1">I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10-28T16:05:46.663000000</dc:date>
    <meta:editing-duration>PT1H3M54S</meta:editing-duration>
    <meta:editing-cycles>19</meta:editing-cycles>
    <meta:generator>LibreOffice/7.1.7.2$Windows_X86_64 LibreOffice_project/c6a4e3954236145e2acb0b65f68614365aeee33f</meta:generator>
    <meta:document-statistic meta:table-count="0" meta:image-count="0" meta:object-count="0" meta:page-count="2" meta:paragraph-count="6" meta:word-count="112" meta:character-count="978" meta:non-whitespace-character-count="826"/>
  </office:meta>
</office:document-meta>
</file>